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Cache.processGetMatching( String patter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RemoteCache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moteCache.setListenerId( lo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moteCache.setCacheEventLogger( ICacheEventLogger cacheEvent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.get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.getGroupKeys(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.setElementAttributes( IElement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.setElementSerializer( IElementSerializer elementSerializ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moteCache.processDisp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moteCache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.fixCache( IRemoteCacheService restoredRemo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emoteCach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.processRemove( Serializable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moteCache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.ge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.processGet( Serializable ke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emoteCache.processGetMultiple( Set key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moteCache.getEventLoggingExtra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.getElemen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.getListenerI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moteCache.handleException( Exception ex , String msg , String event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RemoteCache.processRemoveAl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moteCache.getElement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.getStatistic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RemoteCache.processUpdate( ICacheElement 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emoteCache.getIPAddressFor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moteCache.getUsingPool( final Serializable ke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RemoteCache.RemoteCache( IRemoteCacheAttributes cattr , IRemoteCacheService remote , IRemoteCacheListener listen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RemoteCache.getAuxiliary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.getStat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